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5.09mm" svg:height="200.56mm" svg:x="13.83mm" svg:y="41.02mm">
            <loext:p draw:notify-on-update-of-ranges="Sheet1.A1:Sheet1.A1 Sheet1.A2:Sheet1.A502 Sheet1.B1:Sheet1.B1 Sheet1.B2:Sheet1.B5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dicted</text:p>
          </table:table-cell>
          <table:table-cell table:style-name="Default" office:value-type="string" calcext:value-type="string">
            <text:p>Actua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 Square</text:p>
          </table:table-cell>
          <table:table-cell table:formula="of:=RSQ([.B2:.B501];[.A2:.A501])" office:value-type="float" office:value="0.186411635309665" calcext:value-type="float">
            <text:p>0.18641163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7:48:00.282026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18:43.715993273</meta:creation-date>
    <dc:date>2017-05-08T18:06:50.003801820</dc:date>
    <meta:editing-duration>PT30M27S</meta:editing-duration>
    <meta:editing-cycles>2</meta:editing-cycles>
    <meta:generator>LibreOffice/5.1.6.2$Linux_X86_64 LibreOffice_project/10m0$Build-2</meta:generator>
    <meta:document-statistic meta:table-count="1" meta:cell-count="1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51cm" svg:height="20.057cm" xlink:href=".." xlink:type="simple" chart:class="chart:line" chart:style-name="ch1">
        <chart:title svg:x="16.251cm" svg:y="0.537cm" chart:style-name="ch2">
          <text:p>Predicted v/s Actual Age</text:p>
        </chart:title>
        <chart:legend chart:legend-position="bottom" svg:x="15.604cm" svg:y="19.274cm" style:legend-expansion="wide" chart:style-name="ch3"/>
        <chart:plot-area chart:style-name="ch4" table:cell-range-address="Sheet1.A1:Sheet1.B502" chart:data-source-has-labels="row" svg:x="1.761cm" svg:y="1.717cm" svg:width="34.999cm" svg:height="16.175cm">
          <chartooo:coordinate-region svg:x="2.382cm" svg:y="1.838cm" svg:width="34.378cm" svg:height="15.052cm"/>
          <chart:axis chart:dimension="x" chart:name="primary-x" chart:style-name="ch5">
            <chart:title svg:x="18.674cm" svg:y="18.293cm" chart:style-name="ch6">
              <text:p>Images</text:p>
            </chart:title>
          </chart:axis>
          <chart:axis chart:dimension="y" chart:name="primary-y" chart:style-name="ch5">
            <chart:title svg:x="0.451cm" svg:y="10.152cm" chart:style-name="ch7">
              <text:p>Age</text:p>
            </chart:title>
            <chart:grid chart:style-name="ch8" chart:class="major"/>
          </chart:axis>
          <chart:series chart:style-name="ch9" chart:values-cell-range-address="Sheet1.A2:Sheet1.A502" chart:label-cell-address="Sheet1.A1:Sheet1.A1" chart:class="chart:line">
            <chart:data-point chart:repeated="501"/>
          </chart:series>
          <chart:series chart:style-name="ch10" chart:values-cell-range-address="Sheet1.B2:Sheet1.B502" chart:label-cell-address="Sheet1.B1:Sheet1.B1" chart:class="chart:line">
            <chart:data-point chart:repeated="5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</text:p>
                <draw:g>
                  <svg:desc>Sheet1.A1:Sheet1.A1</svg:desc>
                </draw:g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1.A2:Sheet1.A502</svg:desc>
                </draw:g>
              </table:table-cell>
              <table:table-cell office:value-type="float" office:value="60">
                <text:p>60</text:p>
                <draw:g>
                  <svg:desc>Sheet1.B2:Sheet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">
                <text:p>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">
                <text:p>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">
                <text:p>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1">
                <text:p>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">
                <text:p>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">
                <text:p>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">
                <text:p>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">
                <text:p>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">
                <text:p>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">
                <text:p>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1">
                <text:p>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4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8">
                <text:p>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